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0dbab8"/>
    </style:style>
    <style:style style:name="P2" style:family="paragraph" style:parent-style-name="Standard">
      <style:text-properties officeooo:paragraph-rsid="0021add5"/>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40b64f" officeooo:paragraph-rsid="0040b64f" style:font-weight-asian="normal" style:font-weight-complex="normal"/>
    </style:style>
    <style:style style:name="P5" style:family="paragraph" style:parent-style-name="Standard">
      <style:text-properties fo:font-weight="normal" officeooo:rsid="003b657d" officeooo:paragraph-rsid="003b657d" style:font-weight-asian="normal" style:font-weight-complex="normal"/>
    </style:style>
    <style:style style:name="P6" style:family="paragraph" style:parent-style-name="Standard">
      <style:text-properties fo:font-weight="normal" officeooo:rsid="004ab54e" officeooo:paragraph-rsid="0040b64f" style:font-weight-asian="normal" style:font-weight-complex="normal"/>
    </style:style>
    <style:style style:name="P7" style:family="paragraph" style:parent-style-name="Standard">
      <style:text-properties fo:font-weight="normal" officeooo:rsid="004bb429" officeooo:paragraph-rsid="00522d20" style:font-weight-asian="normal" style:font-weight-complex="normal"/>
    </style:style>
    <style:style style:name="P8" style:family="paragraph" style:parent-style-name="Standard">
      <style:text-properties fo:font-weight="normal" officeooo:rsid="00494ad3" officeooo:paragraph-rsid="0040b64f" style:font-weight-asian="normal" style:font-weight-complex="normal"/>
    </style:style>
    <style:style style:name="P9" style:family="paragraph" style:parent-style-name="Standard">
      <style:text-properties fo:font-weight="normal" officeooo:rsid="00494ad3" officeooo:paragraph-rsid="005d82a9" style:font-weight-asian="normal" style:font-weight-complex="normal"/>
    </style:style>
    <style:style style:name="P10" style:family="paragraph" style:parent-style-name="Standard">
      <style:text-properties fo:font-weight="normal" officeooo:rsid="005b838b" officeooo:paragraph-rsid="0040b64f" style:font-weight-asian="normal" style:font-weight-complex="normal"/>
    </style:style>
    <style:style style:name="P11" style:family="paragraph" style:parent-style-name="Standard">
      <style:text-properties fo:font-weight="normal" officeooo:rsid="00674c41" officeooo:paragraph-rsid="005d82a9" style:font-weight-asian="normal" style:font-weight-complex="normal"/>
    </style:style>
    <style:style style:name="P12" style:family="paragraph" style:parent-style-name="Standard">
      <style:text-properties fo:font-weight="normal" officeooo:rsid="006ea89b" officeooo:paragraph-rsid="006ea89b"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rsid="003b657d" officeooo:paragraph-rsid="003b657d" style:font-weight-asian="bold" style:font-weight-complex="bold"/>
    </style:style>
    <style:style style:name="P15" style:family="paragraph" style:parent-style-name="Standard">
      <style:text-properties fo:font-weight="bold" officeooo:rsid="0040b64f" officeooo:paragraph-rsid="0040b64f" style:font-weight-asian="bold" style:font-weight-complex="bold"/>
    </style:style>
    <style:style style:name="P16" style:family="paragraph" style:parent-style-name="Standard">
      <style:text-properties fo:font-weight="bold" officeooo:rsid="0053ff0c" officeooo:paragraph-rsid="0053ff0c" style:font-weight-asian="bold" style:font-weight-complex="bold"/>
    </style:style>
    <style:style style:name="P17" style:family="paragraph" style:parent-style-name="Standard">
      <style:text-properties fo:font-weight="bold" officeooo:rsid="00540157" officeooo:paragraph-rsid="00540157" style:font-weight-asian="bold" style:font-weight-complex="bold"/>
    </style:style>
    <style:style style:name="P18" style:family="paragraph" style:parent-style-name="Standard">
      <style:text-properties fo:font-weight="bold" officeooo:rsid="00548325" officeooo:paragraph-rsid="00548325" style:font-weight-asian="bold" style:font-weight-complex="bold"/>
    </style:style>
    <style:style style:name="P19" style:family="paragraph" style:parent-style-name="Standard">
      <style:text-properties fo:font-weight="bold" officeooo:rsid="005d82a9" officeooo:paragraph-rsid="005d82a9" style:font-weight-asian="bold" style:font-weight-complex="bold"/>
    </style:style>
    <style:style style:name="P20" style:family="paragraph" style:parent-style-name="Standard">
      <style:text-properties fo:font-weight="bold" officeooo:rsid="00494ad3" officeooo:paragraph-rsid="005d82a9" style:font-weight-asian="bold" style:font-weight-complex="bold"/>
    </style:style>
    <style:style style:name="P21" style:family="paragraph" style:parent-style-name="Standard">
      <style:text-properties fo:font-weight="bold" officeooo:rsid="00674c41" officeooo:paragraph-rsid="005d82a9" style:font-weight-asian="bold" style:font-weight-complex="bold"/>
    </style:style>
    <style:style style:name="P22" style:family="paragraph" style:parent-style-name="Standard">
      <style:text-properties fo:font-weight="bold" officeooo:rsid="006ea89b" officeooo:paragraph-rsid="006ea89b" style:font-weight-asian="bold" style:font-weight-complex="bold"/>
    </style:style>
    <style:style style:name="P23" style:family="paragraph" style:parent-style-name="Standard">
      <style:text-properties fo:font-weight="normal" officeooo:rsid="006ea89b" officeooo:paragraph-rsid="006ea89b" style:font-weight-asian="normal" style:font-weight-complex="normal"/>
    </style:style>
    <style:style style:name="T1" style:family="text">
      <style:text-properties officeooo:rsid="0007d90c"/>
    </style:style>
    <style:style style:name="T2" style:family="text">
      <style:text-properties officeooo:rsid="00085f50"/>
    </style:style>
    <style:style style:name="T3" style:family="text">
      <style:text-properties officeooo:rsid="000dbab8"/>
    </style:style>
    <style:style style:name="T4" style:family="text">
      <style:text-properties officeooo:rsid="001ed693"/>
    </style:style>
    <style:style style:name="T5" style:family="text">
      <style:text-properties officeooo:rsid="0022c490"/>
    </style:style>
    <style:style style:name="T6" style:family="text">
      <style:text-properties fo:font-weight="bold" style:font-weight-asian="bold" style:font-weight-complex="bold"/>
    </style:style>
    <style:style style:name="T7" style:family="text">
      <style:text-properties fo:font-weight="bold" officeooo:rsid="004276a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e5ef5" style:font-weight-asian="normal" style:font-weight-complex="normal"/>
    </style:style>
    <style:style style:name="T10" style:family="text">
      <style:text-properties fo:font-weight="normal" officeooo:rsid="00494ad3" style:font-weight-asian="normal" style:font-weight-complex="normal"/>
    </style:style>
    <style:style style:name="T11" style:family="text">
      <style:text-properties fo:font-weight="normal" officeooo:rsid="004ab54e" style:font-weight-asian="normal" style:font-weight-complex="normal"/>
    </style:style>
    <style:style style:name="T12" style:family="text">
      <style:text-properties fo:font-weight="normal" officeooo:rsid="004bb429" style:font-weight-asian="normal" style:font-weight-complex="normal"/>
    </style:style>
    <style:style style:name="T13" style:family="text">
      <style:text-properties fo:font-weight="normal" officeooo:rsid="00540157" style:font-weight-asian="normal" style:font-weight-complex="normal"/>
    </style:style>
    <style:style style:name="T14" style:family="text">
      <style:text-properties fo:font-weight="normal" officeooo:rsid="00548325" style:font-weight-asian="normal" style:font-weight-complex="normal"/>
    </style:style>
    <style:style style:name="T15" style:family="text">
      <style:text-properties fo:font-weight="normal" officeooo:rsid="0055c87d" style:font-weight-asian="normal" style:font-weight-complex="normal"/>
    </style:style>
    <style:style style:name="T16" style:family="text">
      <style:text-properties fo:font-weight="normal" officeooo:rsid="0055f92b" style:font-weight-asian="normal" style:font-weight-complex="normal"/>
    </style:style>
    <style:style style:name="T17" style:family="text">
      <style:text-properties fo:font-weight="normal" officeooo:rsid="0058055f" style:font-weight-asian="normal" style:font-weight-complex="normal"/>
    </style:style>
    <style:style style:name="T18" style:family="text">
      <style:text-properties fo:font-weight="normal" officeooo:rsid="005b838b" style:font-weight-asian="normal" style:font-weight-complex="normal"/>
    </style:style>
    <style:style style:name="T19" style:family="text">
      <style:text-properties fo:font-weight="normal" officeooo:rsid="005cad76" style:font-weight-asian="normal" style:font-weight-complex="normal"/>
    </style:style>
    <style:style style:name="T20" style:family="text">
      <style:text-properties fo:font-weight="normal" officeooo:rsid="0060baf4" style:font-weight-asian="normal" style:font-weight-complex="normal"/>
    </style:style>
    <style:style style:name="T21" style:family="text">
      <style:text-properties fo:font-weight="normal" officeooo:rsid="0062bd83" style:font-weight-asian="normal" style:font-weight-complex="normal"/>
    </style:style>
    <style:style style:name="T22" style:family="text">
      <style:text-properties fo:font-weight="normal" officeooo:rsid="0064a7a1" style:font-weight-asian="normal" style:font-weight-complex="normal"/>
    </style:style>
    <style:style style:name="T23" style:family="text">
      <style:text-properties fo:font-weight="normal" officeooo:rsid="00674c41" style:font-weight-asian="normal" style:font-weight-complex="normal"/>
    </style:style>
    <style:style style:name="T24" style:family="text">
      <style:text-properties fo:font-weight="normal" officeooo:rsid="006a8651" style:font-weight-asian="normal" style:font-weight-complex="normal"/>
    </style:style>
    <style:style style:name="T25" style:family="text">
      <style:text-properties officeooo:rsid="004276a0"/>
    </style:style>
    <style:style style:name="T26" style:family="text">
      <style:text-properties officeooo:rsid="004bb429"/>
    </style:style>
    <style:style style:name="T27" style:family="text">
      <style:text-properties officeooo:rsid="004f052c"/>
    </style:style>
    <style:style style:name="T28" style:family="text">
      <style:text-properties officeooo:rsid="00517aa3"/>
    </style:style>
    <style:style style:name="T29" style:family="text">
      <style:text-properties officeooo:rsid="006e3a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uong <text:span text:style-name="T1">2:</text:span></text:p>
      <text:p text:style-name="P1">Các kỹ thuật định tuyến</text:p>
      <text:p text:style-name="P1"/>
      <text:p text:style-name="Standard">Các thiết bị lớp <text:span text:style-name="T2">1 nhận gói tin chuyển đi luôn không thực hiện xử lý</text:span></text:p>
      <text:p text:style-name="Standard">Lớp <text:span text:style-name="T2">2: switch, hub</text:span></text:p>
      <text:p text:style-name="Standard">Lớp <text:span text:style-name="T2">3: Router, …</text:span></text:p>
      <text:p text:style-name="Standard">Để xác định đường đi thì router phải biết được bản đồ, sơ đồ toàn mạng hoặc phải biết được gói tin được chuyển đi đâu để tới đường đi tới IP đích.</text:p>
      <text:p text:style-name="Standard">Trong mỗi router có một bảng chuyển tiếp </text:p>
      <text:p text:style-name="Standard">Được cập nhật mỗi khi mỗi router có thêm vào trong mạng</text:p>
      <text:p text:style-name="Standard">hoặc nhờ vào giao thức định tuyến OSPF để cập nhật những note mạng nào không biết ở trong mạng.</text:p>
      <text:p text:style-name="Standard">Trong bảng này sẽ định nghĩa xem gói tin tiếp theo sẽ được đi như thế nào nhờ vào ip đích, bảng được lưu theo dạng key value, key là địa chỉ mạng đích, value là thông tin có được kết nối trực tiếp hay không nếu có thì chuyển tới interface nào hoặc phải đi tiếp tới mạng nào để có thể đi tới mạng đích. </text:p>
      <text:p text:style-name="Standard"/>
      <text:p text:style-name="Standard"><text:span text:style-name="T3">+ </text:span>Các phương pháp định tuyển </text:p>
      <text:p text:style-name="Standard">Định tuyến động:</text:p>
      <text:p text:style-name="Standard">Không theo tuyến cố định</text:p>
      <text:p text:style-name="Standard">Phải sử dụng giao thức định tuyến động, sử dụng những thuật toán tìm đường đi ngắn nhất để tìm đường đi.</text:p>
      <text:p text:style-name="Standard">Một số giao thức phổ biến: RIP <text:span text:style-name="T4">(chỉ sử dụng đối với Router)</text:span>, OSPF<text:span text:style-name="T4">(sử dụng đối với tất cả thiết bị)</text:span>, EIGRP, … </text:p>
      <text:p text:style-name="Standard"/>
      <text:p text:style-name="Standard">Định tuyến tĩnh:</text:p>
      <text:p text:style-name="Standard">Do người quản trị xác định đường đi cho gói tin </text:p>
      <text:p text:style-name="Standard">Ưu điểm: Tốc độ định tuyến, chuyển mạch nhanh.</text:p>
      <text:p text:style-name="Standard">Nhược điểm: Nếu đường được thiết lập hỏng thì router không thể đi được </text:p>
      <text:p text:style-name="Standard">Được sử dụng trong trường hợp cấu hình ra ngoài internet, còn trong mạng thì thường sử dụng định tuyến động</text:p>
      <text:p text:style-name="Standard"/>
      <text:p text:style-name="Standard">Phân lọai theo phạm vi:</text:p>
      <text:p text:style-name="Standard">Định tuyến ngoài vùng EGP:</text:p>
      <text:p text:style-name="P2">là giao thức trao đổi thông tin giữa các AS<text:span text:style-name="T5">(hệ thống trao đổi nội bộ tự trị vd công ty, trường học, … )</text:span></text:p>
      <text:p text:style-name="Standard"/>
      <text:p text:style-name="Standard">Định tuyến nội vùng IGP: </text:p>
      <text:p text:style-name="Standard">là giao thức trao đổi thông tin giữa hệ thống nội vùng </text:p>
      <text:p text:style-name="Standard"/>
      <text:p text:style-name="Standard">Phân loại theo giải thuật định tuyến</text:p>
      <text:p text:style-name="Standard">Distance vector: sử dụng thuật toán bellman ford, mỗi router gửi cho láng giềng nó toàn bộ bảng định tuyến của nó theo định kỳ. Giao thức tiêu biểu là RIP.</text:p>
      <text:p text:style-name="Standard">Link state: Sử dụng thuật toán dijikstra, Các router sẽ gửi trạng thái đường link cho các router khác, các router sau khi xây dựng bảng định tuyến sẽ vẽ ra được bản độ mạng của toàn bộ hệ thống. Giao thức tiêu biểu là giao thức <text:span text:style-name="T6">OSPF</text:span></text:p>
      <text:p text:style-name="Standard"><text:span text:style-name="T6">Path-vector: </text:span><text:span text:style-name="T8">Định tuyến BGP trong internet.</text:span></text:p>
      <text:p text:style-name="P3"/>
      <text:p text:style-name="Standard"><text:span text:style-name="T8">Các giao thức IGP</text:span><text:span text:style-name="T9">(sử dụng tự trị)</text:span><text:span text:style-name="T8"> cũng có thể chia thành hai loại </text:span></text:p>
      <text:p text:style-name="Standard"><text:span text:style-name="T8">_Các giao thcuws Classfull: Router không gửi kèm subnet</text:span><text:span text:style-name="T9">mark trong bảng định tuyến của mình</text:span></text:p>
      <text:p text:style-name="P13">_Classes: … </text:p>
      <text:p text:style-name="P13"/>
      <text:p text:style-name="P13"><text:soft-page-break/>Tham số định tuyến</text:p>
      <text:p text:style-name="Standard"><text:span text:style-name="T6">Giá trị AD: </text:span><text:span text:style-name="T8">là giá trị sử dụng chỉ định độ tin cậy, trong trường hợp router học một mạng đích thông qua nhiều giao thức định tuyến khác nhau, thì tuyến của giao thức định tuyến nào có AD nhỏ nhất thì sẽ đuọc lựa chọn và đưa vào bảng định tuyến, giá trị càng nhỏ thì độ tin cậy càng cao.</text:span></text:p>
      <text:p text:style-name="P3"/>
      <text:p text:style-name="P13">Giá trị metric: <text:span text:style-name="T8">định lương mức độ tối ưu của một đường đi trong tính toán định tuyến</text:span></text:p>
      <text:p text:style-name="P3"/>
      <text:p text:style-name="P13">Định tuyến tĩnh: <text:span text:style-name="T8">fix cứng tuyến đường</text:span></text:p>
      <text:p text:style-name="P3"/>
      <text:p text:style-name="P14">Default route: <text:span text:style-name="T8">sử dụng trong trường hợp địa chỉ đích không được tìm thấy trong bảng định tuyến</text:span></text:p>
      <text:p text:style-name="P5">hữu dụng trong trường hợp kết nối ra ngoài internet.</text:p>
      <text:p text:style-name="P5"/>
      <text:p text:style-name="P15">Bài 3: Giao thức định tuyến OSPF</text:p>
      <text:p text:style-name="P4">Giao thức định tuyến động thuộc nhóm LinkState</text:p>
      <text:p text:style-name="P4">Sử dụng thuật toán định tuyến LinkState, biết được bản đồ của toàn mạng thông qua cập nhật cơ sở dữ liệu của đường link <text:span text:style-name="T25">(</text:span><text:span text:style-name="T7">Link state database</text:span><text:span text:style-name="T25">)</text:span></text:p>
      <text:p text:style-name="P4">Bản đồ mạng sẽ bao gồm những thông tin băng thông giữa các router</text:p>
      <text:p text:style-name="P4">Router sẽ tự tìm được đường đi dựa vào thuật toán tìm đường đi ngắn nhất.</text:p>
      <text:p text:style-name="P4">Được sử dụng trong các công ty có hệ thống mạng lớn </text:p>
      <text:p text:style-name="P4"/>
      <text:p text:style-name="P15">Hoạt động của OSPF</text:p>
      <text:p text:style-name="P15">_<text:span text:style-name="T8">Bầu chọn Router id</text:span></text:p>
      <text:p text:style-name="P15"><text:span text:style-name="T8">Để chạy thì mỗi một router phải có một định danh id có dạng A.B.C.D </text:span><text:span text:style-name="T11">(không phải ip)</text:span></text:p>
      <text:p text:style-name="P6">Cách tạo: </text:p>
      <text:p text:style-name="P15"><text:span text:style-name="T12">1. </text:span><text:span text:style-name="T11">Router tự động tạo ra </text:span><text:span text:style-name="T12">(lấy luôn địa chỉ ip trong một interface nào đó)</text:span></text:p>
      <text:p text:style-name="P15"><text:span text:style-name="T12">_Quy định: lấy ip có địa chỉ cao nhất của interface có ip cao nhất, ưu tiên </text:span><text:span text:style-name="T26">loopback</text:span><text:span text:style-name="T27">(</text:span><text:span text:style-name="T28">address</text:span><text:span text:style-name="T27"> ảo?)</text:span><text:span text:style-name="T12"> để lấy ip đó làm router-id</text:span></text:p>
      <text:p text:style-name="P7">2. Admin tự tạo </text:p>
      <text:p text:style-name="P6"/>
      <text:p text:style-name="P4">_Thiết lập quan hệ láng giềng </text:p>
      <text:p text:style-name="P4">Khi cả hai router đã chạy OSPF thì chúng bắt đầu gửi gói tin Hello để thiết lập neighbor.</text:p>
      <text:p text:style-name="P4">Để hai router là láng giềng của nhau thì có những điều kiện sau:</text:p>
      <text:p text:style-name="P16"><text:span text:style-name="T8">1. Những router phải trong cùng một vùng </text:span><text:span text:style-name="T13">(area_id)</text:span></text:p>
      <text:p text:style-name="P16"><text:span text:style-name="T13">Khi chia khu vực thì có một vùng backbone </text:span><text:span text:style-name="T17">(id = 0), phải có ít nhất vùng này.</text:span></text:p>
      <text:p text:style-name="P17"><text:span text:style-name="T8">2. </text:span><text:span text:style-name="T14">2 router phải có cùng subnet và subnet-mask</text:span></text:p>
      <text:p text:style-name="P18"><text:span text:style-name="T8">3. Có cùng timer hello-timer và die-timer</text:span><text:span text:style-name="T15">(thời gian hủy gói tin)</text:span></text:p>
      <text:p text:style-name="P18"><text:span text:style-name="T8">4. Cùng loại xác thực </text:span><text:span text:style-name="T16">(tránh việc tấn công mạng)</text:span></text:p>
      <text:p text:style-name="P4"/>
      <text:p text:style-name="P4"/>
      <text:p text:style-name="P15"><text:span text:style-name="T8">_Trao đổi csdl LSDB </text:span><text:span text:style-name="T10">(trạng thái đường link)</text:span></text:p>
      <text:p text:style-name="P8">Gửi thông tin kết nối cho hàng xóm</text:p>
      <text:p text:style-name="P8">Hàng xóm kiểm tra có thông tin nào cần hay không</text:p>
      <text:p text:style-name="P15"><text:span text:style-name="T10">Hàng xóm thấy thông tin cần </text:span><text:span text:style-name="T18">=&gt; gửi yêu cầu A gửi thông tin đó</text:span></text:p>
      <text:p text:style-name="P10">A gửi cho B</text:p>
      <text:p text:style-name="P10">B nhận thành công =&gt; gửi ACK thông báo đã nhận được.</text:p>
      <text:p text:style-name="P8"/>
      <text:p text:style-name="P8">_Xây dựng bảng định tuyến (Dijikstra)</text:p>
      <text:p text:style-name="P15"><text:span text:style-name="T10">Sau khi đã đầy đủ dữ liệu nó sẽ chạy thuật toán diji</text:span><text:span text:style-name="T19">kstra để lựa chọn được đường đi tốt nhất.</text:span></text:p>
      <text:p text:style-name="P8"/>
      <text:p text:style-name="P8">MÔI TRƯỜNG MẠNG</text:p>
      <text:p text:style-name="P9">1. Point to point</text:p>
      <text:p text:style-name="P9">2. Broadcast multi access</text:p>
      <text:p text:style-name="P9"><text:soft-page-break/>Bầu một route trung gian tiếp nhận thông tin và <text:s/>gửi cho những router khác</text:p>
      <text:p text:style-name="P9">BDR là dự phòng cho DR</text:p>
      <text:p text:style-name="P9">DR other: những route khác.</text:p>
      <text:p text:style-name="P9"/>
      <text:p text:style-name="P9">Tính cost trong ospf</text:p>
      <text:p text:style-name="P9">Trong OSPF không còn được gọi là Metric mà là Cost</text:p>
      <text:p text:style-name="P9">Được tính khi đi đi vào một cổng là đi ra không tính</text:p>
      <text:p text:style-name="P20">Công thức:</text:p>
      <text:p text:style-name="P19"><text:span text:style-name="T10">Cost</text:span><text:span text:style-name="T24">(ngầm định)</text:span><text:span text:style-name="T10"> </text:span><text:span text:style-name="T20">= 10^8 / bandwidth </text:span><text:span text:style-name="T22">(đơn vị byte)</text:span></text:p>
      <text:p text:style-name="P19"><text:span text:style-name="T20">Giá trị nhỏ nhất bằng </text:span><text:span text:style-name="T21">1 nếu có giá trị nhỏ hơn thì được quy về 1.</text:span></text:p>
      <text:p text:style-name="P19"><text:span text:style-name="T21">Cost có thể được làm tròn vd: </text:span><text:span text:style-name="T23">64.5 =&gt; 65</text:span></text:p>
      <table:table table:name="Table1" table:style-name="Table1">
        <table:table-column table:style-name="Table1.A"/>
        <table:table-column table:style-name="Table1.B"/>
        <table:table-row>
          <table:table-cell table:style-name="Table1.A1" office:value-type="string">
            <text:p text:style-name="Table_20_Contents">Nội dung</text:p>
          </table:table-cell>
          <table:table-cell table:style-name="Table1.B1" office:value-type="string">
            <text:p text:style-name="Table_20_Contents">Chi tiết</text:p>
          </table:table-cell>
        </table:table-row>
        <table:table-row>
          <table:table-cell table:style-name="Table1.A2" office:value-type="string">
            <text:p text:style-name="Table_20_Contents">Cấu hình định tuyến cho OSPF</text:p>
          </table:table-cell>
          <table:table-cell table:style-name="Table1.B2" office:value-type="string">
            <text:p text:style-name="Table_20_Contents"/>
          </table:table-cell>
        </table:table-row>
      </table:table>
      <text:p text:style-name="P11"/>
      <text:p text:style-name="P21">Bài <text:span text:style-name="T29">4: DỊCH VỤ DHCP</text:span></text:p>
      <text:p text:style-name="P22">1. Dịch vụ DHCP: Dynamic Host Configuration Protocol</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8T13:54:15.119420429</meta:creation-date>
    <dc:date>2023-03-11T15:33:32.940428940</dc:date>
    <meta:editing-duration>PT7H28M18S</meta:editing-duration>
    <meta:editing-cycles>91</meta:editing-cycles>
    <meta:generator>LibreOffice/7.3.7.2$Linux_X86_64 LibreOffice_project/30$Build-2</meta:generator>
    <meta:document-statistic meta:table-count="1" meta:image-count="0" meta:object-count="0" meta:page-count="3" meta:paragraph-count="85" meta:word-count="1047" meta:character-count="4959" meta:non-whitespace-character-count="3982"/>
  </office:meta>
</office:document-meta>
</file>